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8.292cm" fo:margin-left="0cm" table:align="left"/>
    </style:style>
    <style:style style:name="Table3.A" style:family="table-column">
      <style:table-column-properties style:column-width="8.999cm"/>
    </style:style>
    <style:style style:name="Table3.B" style:family="table-column">
      <style:table-column-properties style:column-width="9.292cm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5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288cm"/>
    </style:style>
    <style:style style:name="Table2.E" style:family="table-column">
      <style:table-column-properties style:column-width="0.718cm"/>
    </style:style>
    <style:style style:name="Table2.F" style:family="table-column">
      <style:table-column-properties style:column-width="1.487cm"/>
    </style:style>
    <style:style style:name="Table2.G" style:family="table-column">
      <style:table-column-properties style:column-width="0.249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0.577cm"/>
    </style:style>
    <style:style style:name="Table2.J" style:family="table-column">
      <style:table-column-properties style:column-width="1.254cm"/>
    </style:style>
    <style:style style:name="Table2.K" style:family="table-column">
      <style:table-column-properties style:column-width="1.829cm"/>
    </style:style>
    <style:style style:name="Table2.L" style:family="table-column">
      <style:table-column-properties style:column-width="0.566cm"/>
    </style:style>
    <style:style style:name="Table2.M" style:family="table-column">
      <style:table-column-properties style:column-width="3.101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G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K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M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9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2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row-height="0.101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4" style:family="table-row">
      <style:table-row-properties style:min-row-height="0.764cm" style:use-optimal-row-height="false"/>
    </style:style>
    <style:style style:name="Table2.B4" style:family="table-cell">
      <style:table-cell-properties fo:padding-left="0.049cm" fo:padding-right="0.049cm" fo:padding-top="0cm" fo:padding-bottom="0cm" fo:border-left="none" fo:border-right="2.25pt solid #000000" fo:border-top="2.25pt solid #000000" fo:border-bottom="0.25pt solid #000000" style:writing-mode="lr-tb"/>
    </style:style>
    <style:style style:name="Table2.5" style:family="table-row">
      <style:table-row-properties style:min-row-height="0.799cm" style:use-optimal-row-height="false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6" style:family="table-row">
      <style:table-row-properties style:min-row-height="0.854cm" style:use-optimal-row-height="false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2.422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0.81cm" style:use-optimal-row-height="false"/>
    </style:style>
    <style:style style:name="Table2.A8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0.5pt solid #000000" style:writing-mode="lr-tb"/>
    </style:style>
    <style:style style:name="Table2.D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836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0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H11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5pt solid #000000" style:writing-mode="lr-tb"/>
    </style:style>
    <style:style style:name="Table2.J1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2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H12" style:family="table-cell">
      <style:table-cell-properties fo:padding-left="0.049cm" fo:padding-right="0.049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e2.J1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3" style:family="table-row">
      <style:table-row-properties style:min-row-height="1.565cm" style:use-optimal-row-height="false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none" fo:border-bottom="0.5pt solid #000000" style:writing-mode="lr-tb"/>
    </style:style>
    <style:style style:name="Table2.14" style:family="table-row">
      <style:table-row-properties style:min-row-height="2.11cm" style:use-optimal-row-height="false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94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min-row-height="1.43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cm" style:use-optimal-row-height="false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8" style:family="table-row">
      <style:table-row-properties style:min-row-height="0.796cm" style:use-optimal-row-height="false"/>
    </style:style>
    <style:style style:name="Table2.A18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8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L18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9" style:family="table-row">
      <style:table-row-properties style:min-row-height="0.907cm" style:use-optimal-row-height="false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I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L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2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officeooo:paragraph-rsid="002f2079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line-height="1.129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style:paragraph-properties fo:line-height="0.423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423cm" fo:text-align="center" style:justify-single-word="false" style:vertical-align="middl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9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0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1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2" style:family="paragraph" style:parent-style-name="內文">
      <style:paragraph-properties fo:orphans="2" fo:widows="2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3" style:family="paragraph" style:parent-style-name="內文"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4" style:family="paragraph" style:parent-style-name="內文">
      <style:paragraph-properties fo:line-height="1.129cm" fo:orphans="2" fo:widows="2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5" style:family="paragraph" style:parent-style-name="內文">
      <style:paragraph-properties fo:line-height="1.129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6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17" style:family="paragraph" style:parent-style-name="內文">
      <style:text-properties style:font-name="華康中圓體(P)" fo:font-weight="bold" style:font-name-asian="華康中圓體(P)" style:font-weight-asian="bold" style:font-size-complex="12pt"/>
    </style:style>
    <style:style style:name="P18" style:family="paragraph" style:parent-style-name="內文">
      <style:text-properties style:font-name="華康中圓體(P)" fo:font-size="6.84999990463257pt" fo:font-weight="bold" style:font-name-asian="華康中圓體(P)" style:font-size-asian="6pt" style:font-weight-asian="bold" style:font-size-complex="6.84999990463257pt"/>
    </style:style>
    <style:style style:name="P19" style:family="paragraph" style:parent-style-name="內文">
      <style:paragraph-properties fo:line-height="0.917cm"/>
      <style:text-properties style:font-name="華康中圓體(P)" fo:font-size="12pt" fo:font-weight="bold" officeooo:rsid="00209e08" style:font-name-asian="黑體-繁" style:font-size-asian="12pt" style:font-weight-asian="bold" style:font-size-complex="12pt"/>
    </style:style>
    <style:style style:name="P20" style:family="paragraph" style:parent-style-name="內文">
      <style:paragraph-properties fo:line-height="0.917cm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1" style:family="paragraph" style:parent-style-name="內文">
      <style:paragraph-properties fo:orphans="2" fo:widows="2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2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3" style:family="paragraph" style:parent-style-name="內文">
      <style:paragraph-properties fo:line-height="1.129cm" fo:orphans="2" fo:widows="2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4" style:family="paragraph" style:parent-style-name="內文">
      <style:paragraph-properties fo:line-height="1.129cm"/>
      <style:text-properties style:font-name="華康中圓體(P)" fo:font-size="12pt" fo:font-weight="bold" style:font-name-asian="黑體-繁" style:font-size-asian="12pt" style:font-weight-asian="bold" style:font-size-complex="12pt"/>
    </style:style>
    <style:style style:name="P25" style:family="paragraph" style:parent-style-name="Preformatted_20_Text">
      <style:paragraph-properties fo:line-height="0.049cm"/>
      <style:text-properties fo:font-size="6pt" officeooo:rsid="001b690a" officeooo:paragraph-rsid="001b690a" style:font-size-asian="4pt" style:font-size-complex="10pt"/>
    </style:style>
    <style:style style:name="P26" style:family="paragraph" style:parent-style-name="Table_20_Contents">
      <loext:graphic-properties draw:fill-gradient-name="gradient" draw:fill-hatch-name="hatch"/>
      <style:paragraph-properties style:line-spacing="0.018cm" fo:hyphenation-ladder-count="no-limit" style:register-true="false">
        <style:tab-stops/>
      </style:paragraph-properties>
      <style:text-properties style:font-name="華康中黑體" fo:font-size="22pt" style:font-name-asian="華康中黑體" style:font-size-asian="22pt" style:font-size-complex="22pt" fo:hyphenate="true" fo:hyphenation-remain-char-count="1" fo:hyphenation-push-char-count="1" loext:hyphenation-no-caps="false"/>
    </style:style>
    <style:style style:name="P27" style:family="paragraph" style:parent-style-name="內文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.247cm" style:auto-text-indent="false" style:vertical-align="middle"/>
      <style:text-properties style:font-name="華康中黑體" fo:font-size="14pt" officeooo:paragraph-rsid="001b690a" style:font-name-asian="華康中黑體" style:font-size-asian="14pt" style:font-size-complex="14pt"/>
    </style:style>
    <style:style style:name="P28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/>
      <style:text-properties style:font-name="華康中黑體" fo:font-size="20pt" fo:font-weight="bold" officeooo:paragraph-rsid="001b690a" style:font-name-asian="華康中黑體" style:font-size-asian="20pt" style:font-weight-asian="bold" style:font-size-complex="20pt"/>
    </style:style>
    <style:style style:name="P29" style:family="paragraph" style:parent-style-name="內文">
      <style:paragraph-properties fo:line-height="0.917cm"/>
    </style:style>
    <style:style style:name="P30" style:family="paragraph" style:parent-style-name="內文">
      <loext:graphic-properties draw:fill-gradient-name="gradient" draw:fill-hatch-name="hatch"/>
      <style:paragraph-properties fo:margin-left="0cm" fo:margin-right="0cm" fo:line-height="0.564cm" fo:text-indent="0.229cm" style:auto-text-indent="false" style:vertical-align="middle"/>
      <style:text-properties fo:font-size="13pt" officeooo:paragraph-rsid="001b690a" style:font-name-asian="華康中黑體" style:font-size-asian="13pt" style:font-size-complex="13pt"/>
    </style:style>
    <style:style style:name="P31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align="start" style:justify-single-word="false" fo:text-indent="0cm" style:auto-text-indent="false" style:vertical-align="middle"/>
      <style:text-properties officeooo:paragraph-rsid="001b690a"/>
    </style:style>
    <style:style style:name="P32" style:family="paragraph" style:parent-style-name="內文">
      <style:paragraph-properties fo:line-height="0.776cm" fo:text-align="start" style:justify-single-word="false">
        <style:tab-stops>
          <style:tab-stop style:position="14.266cm"/>
        </style:tab-stops>
      </style:paragraph-properties>
    </style:style>
    <style:style style:name="P33" style:family="paragraph" style:parent-style-name="內文" style:master-page-name="MP0">
      <loext:graphic-properties draw:fill-gradient-name="gradient" draw:fill-hatch-name="hatch"/>
      <style:paragraph-properties fo:margin-top="0cm" fo:margin-bottom="0cm" style:contextual-spacing="false" style:line-spacing="0.035cm" style:page-number="auto"/>
      <style:text-properties style:font-name="華康中黑體" fo:font-size="6.84999990463257pt" fo:font-weight="bold" style:font-name-asian="華康中黑體" style:font-size-asian="6pt" style:font-weight-asian="bold" style:font-size-complex="6.8499999046325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style:font-name="華康中圓體(P)" fo:font-size="12pt" fo:font-weight="bold" style:font-name-asian="黑體-繁" style:font-size-asian="12pt" style:font-weight-asian="bold" style:font-size-complex="12pt"/>
    </style:style>
    <style:style style:name="T3" style:family="text">
      <style:text-properties officeooo:rsid="002f20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簡述" text:name="py3o.o.bf_name"/>
        <text:user-field-decl office:value-type="string" office:string-value="重要等級" text:name="py3o.o.priority_tag"/>
        <text:user-field-decl office:value-type="string" office:string-value="簡述" text:name="py3o.o.bf_description"/>
        <text:user-field-decl office:value-type="string" office:string-value="客戶" text:name="py3o.o.bf_partner_id.parent_id.name"/>
        <text:user-field-decl office:value-type="string" office:string-value="產品名稱" text:name="py3o.o.bf_prod_id.default_code"/>
        <text:user-field-decl office:value-type="string" office:string-value="材質規格" text:name="py3o.o.bf_prod_spec"/>
        <text:user-field-decl office:value-type="string" office:string-value="異常內容" text:name="py3o.o.bf_alert_desc"/>
        <text:user-field-decl office:value-type="string" office:string-value="所屬部門" text:name="py3o.o.bf_operation_dept"/>
        <text:user-field-decl office:value-type="string" office:string-value="作業人員" text:name="py3o.o.bf_operation_man.name"/>
        <text:user-field-decl office:value-type="string" office:string-value="部門主管" text:name="py3o.o.bf_op_management.bf_name"/>
        <text:user-field-decl office:value-type="string" office:string-value="操作機台" text:name="py3o.o.bf_operation_equip.bf_name"/>
        <text:user-field-decl office:value-type="string" office:string-value="原因分析" text:name="py3o.o.bf_alert_reaso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異常數量處理方式" text:name="py3o.o.bf_alert_num_desc"/>
        <text:user-field-decl office:value-type="string" office:string-value="庫存數量處理方式" text:name="py3o.o.bf_stock_num_desc"/>
        <text:user-field-decl office:value-type="string" office:string-value="單號" text:name="py3o.o.bf_number"/>
        <text:user-field-decl office:value-type="string" office:string-value="客戶" text:name="py3o.o.bf_partner_id.bf_name"/>
        <text:user-field-decl office:value-type="string" office:string-value="異常日期" text:name="py3o.o.bf_cdate"/>
        <text:user-field-decl office:value-type="string" office:string-value="異常日期" text:name="py3o.o.bf_cus_alert_date"/>
        <text:user-field-decl office:value-type="string" office:string-value="所屬部門" text:name="py3o.o.bf_operation_dept1"/>
        <text:user-field-decl office:value-type="string" office:string-value="作業人員" text:name="py3o.o.bf_operation_man1"/>
        <text:user-field-decl office:value-type="string" office:string-value="部門主管" text:name="py3o.o.bf_op_management1"/>
        <text:user-field-decl office:value-type="string" office:string-value="客戶" text:name="py3o.o.bf_cus_alert_man"/>
      </text:user-field-decls>
      <text:p text:style-name="P3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6"/>
            <text:p text:style-name="P28">品質異常處理單-內部</text:p>
          </table:table-cell>
          <table:table-cell table:style-name="Table3.B1" office:value-type="string">
            <text:p text:style-name="P27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30">TEL:03-475-7712 <text:s text:c="3"/>FAX: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31"><text:span text:style-name="預設段落字型"><text:span text:style-name="T1"><text:s/>E-mail: jinhong.mach@msa.hinet.net</text:span></text:span></text:p>
          </table:table-cell>
        </table:table-row>
      </table:table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3" office:value-type="string">
            <text:p text:style-name="P19"><text:user-field-get text:name="py3o.o.bf_number">單號</text:user-field-get></text:p>
          </table:table-cell>
          <table:covered-table-cell/>
          <table:covered-table-cell/>
          <table:table-cell table:style-name="Table2.E1" table:number-columns-spanned="2" office:value-type="string">
            <text:p text:style-name="P1">異常日期</text:p>
          </table:table-cell>
          <table:covered-table-cell/>
          <table:table-cell table:style-name="Table2.G1" table:number-columns-spanned="4" office:value-type="string">
            <text:p text:style-name="P20"><text:user-field-get text:name="py3o.o.bf_cus_alert_date">異常日期</text:user-field-get></text:p>
          </table:table-cell>
          <table:covered-table-cell/>
          <table:covered-table-cell/>
          <table:covered-table-cell/>
          <table:table-cell table:style-name="Table2.K1" table:number-columns-spanned="2" office:value-type="string">
            <text:p text:style-name="P1">重要等級</text:p>
          </table:table-cell>
          <table:covered-table-cell/>
          <table:table-cell table:style-name="Table2.M1" office:value-type="string">
            <text:p text:style-name="P29"><text:user-field-get text:name="py3o.o.priority_tag">重要等級</text:user-field-get></text:p>
          </table:table-cell>
        </table:table-row>
        <table:table-row table:style-name="Table2.2">
          <table:table-cell table:style-name="Table2.A2" office:value-type="string">
            <text:p text:style-name="P1">簡 <text:s text:c="3"/>述</text:p>
          </table:table-cell>
          <table:table-cell table:style-name="Table2.B2" table:number-columns-spanned="12" office:value-type="string">
            <text:p text:style-name="P20"><text:user-field-get text:name="py3o.o.bf_name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3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">所屬客戶</text:p>
          </table:table-cell>
          <table:table-cell table:style-name="Table2.B4" table:number-columns-spanned="12" office:value-type="string">
            <text:p text:style-name="P20"><text:user-field-get text:name="py3o.o.bf_partner_id.bf_name">客戶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產品名稱</text:p>
          </table:table-cell>
          <table:table-cell table:style-name="Table2.B5" table:number-columns-spanned="12" office:value-type="string">
            <text:p text:style-name="P20"><text:user-field-get text:name="py3o.o.bf_prod_id.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5" office:value-type="string">
            <text:p text:style-name="P1">材質規格</text:p>
          </table:table-cell>
          <table:table-cell table:style-name="Table2.B6" table:number-columns-spanned="12" office:value-type="string">
            <text:p text:style-name="P20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5" office:value-type="string">
            <text:p text:style-name="P10"/>
            <text:p text:style-name="P3">異常內容</text:p>
            <text:p text:style-name="P11"/>
          </table:table-cell>
          <table:table-cell table:style-name="Table2.B7" table:number-columns-spanned="12" office:value-type="string">
            <text:p text:style-name="P12"/>
            <text:p text:style-name="P21"><text:user-field-get text:name="py3o.o.bf_alert_desc">異常內容</text:user-field-get></text:p>
            <text:p text:style-name="P12"/>
            <text:p text:style-name="P12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3" office:value-type="string">
            <text:p text:style-name="P2">異常數量<text:span text:style-name="T3">&amp;處理方式</text:span></text:p>
          </table:table-cell>
          <table:covered-table-cell/>
          <table:covered-table-cell/>
          <table:table-cell table:style-name="Table2.D8" table:number-columns-spanned="10" office:value-type="string">
            <text:p text:style-name="P20"><text:user-field-get text:name="py3o.o.bf_alert_num_desc">異常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3" office:value-type="string">
            <text:p text:style-name="P2">庫存數量<text:span text:style-name="T3">&amp;處理方式</text:span></text:p>
          </table:table-cell>
          <table:covered-table-cell/>
          <table:covered-table-cell/>
          <table:table-cell table:style-name="Table2.D9" table:number-columns-spanned="10" office:value-type="string">
            <text:p text:style-name="P20"><text:user-field-get text:name="py3o.o.bf_stock_num_desc">庫存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0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1" office:value-type="string">
            <text:p text:style-name="P5">所屬部門</text:p>
          </table:table-cell>
          <table:table-cell table:style-name="Table2.B11" table:number-columns-spanned="6" office:value-type="string">
            <text:p text:style-name="P32"><text:span text:style-name="預設段落字型"><text:span text:style-name="T2"><text:user-field-get text:name="py3o.o.bf_operation_dept1">所屬部門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1" table:number-columns-spanned="2" office:value-type="string">
            <text:p text:style-name="P5">作業人員</text:p>
          </table:table-cell>
          <table:covered-table-cell/>
          <table:table-cell table:style-name="Table2.J11" table:number-columns-spanned="4" office:value-type="string">
            <text:p text:style-name="P22"><text:user-field-get text:name="py3o.o.bf_operation_man1">作業人員</text:user-field-get></text:p>
          </table:table-cell>
          <table:covered-table-cell/>
          <table:covered-table-cell/>
          <table:covered-table-cell/>
        </table:table-row>
        <table:table-row table:style-name="Table2.9">
          <table:table-cell table:style-name="Table2.A5" office:value-type="string">
            <text:p text:style-name="P5">操作機台</text:p>
          </table:table-cell>
          <table:table-cell table:style-name="Table2.B12" table:number-columns-spanned="6" office:value-type="string">
            <text:p text:style-name="P22"><text:user-field-get text:name="py3o.o.bf_operation_equip.bf_name">操作機台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2" table:number-columns-spanned="2" office:value-type="string">
            <text:p text:style-name="P5">部門主管</text:p>
          </table:table-cell>
          <table:covered-table-cell/>
          <table:table-cell table:style-name="Table2.J12" table:number-columns-spanned="4" office:value-type="string">
            <text:p text:style-name="P22"><text:user-field-get text:name="py3o.o.bf_op_management1">部門主管</text:user-field-get></text:p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5" office:value-type="string">
            <text:p text:style-name="P6">原因分析</text:p>
          </table:table-cell>
          <table:table-cell table:style-name="Table2.B13" table:number-columns-spanned="12" office:value-type="string">
            <text:p text:style-name="P23"><text:user-field-get text:name="py3o.o.bf_alert_reason">原因分析</text:user-field-get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5" office:value-type="string">
            <text:p text:style-name="P6">改善對策</text:p>
          </table:table-cell>
          <table:table-cell table:style-name="Table2.B14" table:number-columns-spanned="12" office:value-type="string">
            <text:p text:style-name="P14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5" office:value-type="string">
            <text:p text:style-name="P6">改善結果</text:p>
          </table:table-cell>
          <table:table-cell table:style-name="Table2.B15" table:number-columns-spanned="12" office:value-type="string">
            <text:p text:style-name="P23"><text:user-field-get text:name="py3o.o.bf_improve_strategy">改善結果</text:user-field-get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5" office:value-type="string">
            <text:p text:style-name="P6">主管說明</text:p>
          </table:table-cell>
          <table:table-cell table:style-name="Table2.B16" table:number-columns-spanned="12" office:value-type="string">
            <text:p text:style-name="P24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8">備 <text:s text:c="3"/>註</text:p>
          </table:table-cell>
          <table:table-cell table:style-name="Table2.B17" table:number-columns-spanned="12" office:value-type="string"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table:number-columns-spanned="2" office:value-type="string">
            <text:p text:style-name="P16">審核</text:p>
          </table:table-cell>
          <table:covered-table-cell/>
          <table:table-cell table:style-name="Table2.C18" table:number-columns-spanned="3" office:value-type="string">
            <text:p text:style-name="P16">複核</text:p>
          </table:table-cell>
          <table:covered-table-cell/>
          <table:covered-table-cell/>
          <table:table-cell table:style-name="Table2.C18" table:number-columns-spanned="3" office:value-type="string">
            <text:p text:style-name="P16">複核</text:p>
          </table:table-cell>
          <table:covered-table-cell/>
          <table:covered-table-cell/>
          <table:table-cell table:style-name="Table2.C18" table:number-columns-spanned="3" office:value-type="string">
            <text:p text:style-name="P16">經辦</text:p>
          </table:table-cell>
          <table:covered-table-cell/>
          <table:covered-table-cell/>
          <table:table-cell table:style-name="Table2.L18" table:number-columns-spanned="2" office:value-type="string">
            <text:p text:style-name="P16">填表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17"/>
          </table:table-cell>
          <table:covered-table-cell/>
          <table:table-cell table:style-name="Table2.C19" table:number-columns-spanned="3" office:value-type="string">
            <text:p text:style-name="P17"/>
          </table:table-cell>
          <table:covered-table-cell/>
          <table:covered-table-cell/>
          <table:table-cell table:style-name="Table2.F19" table:number-columns-spanned="3" office:value-type="string">
            <text:p text:style-name="P17"/>
          </table:table-cell>
          <table:covered-table-cell/>
          <table:covered-table-cell/>
          <table:table-cell table:style-name="Table2.I19" table:number-columns-spanned="3" office:value-type="string">
            <text:p text:style-name="P17"/>
          </table:table-cell>
          <table:covered-table-cell/>
          <table:covered-table-cell/>
          <table:table-cell table:style-name="Table2.L19" table:number-columns-spanned="2" office:value-type="string">
            <text:p text:style-name="P17"/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0cm"/>
      <style:text-properties style:font-name="Liberation Mono" fo:font-family="'Liberation Mono'" style:font-family-generic="modern" style:font-pitch="fixed" fo:font-size="6pt" style:font-name-asian="Liberation Mono" style:font-family-asian="'Liberation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10pt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Administrator</meta:initial-creator>
    <meta:creation-date>2023-04-07T07:21:00Z</meta:creation-date>
    <dc:date>2023-06-08T11:10:15.579488709</dc:date>
    <meta:print-date>2023-03-28T02:58:00Z</meta:print-date>
    <meta:editing-cycles>24</meta:editing-cycles>
    <meta:editing-duration>PT1H32M6S</meta:editing-duration>
    <meta:document-statistic meta:table-count="2" meta:image-count="0" meta:object-count="0" meta:page-count="1" meta:paragraph-count="45" meta:word-count="186" meta:character-count="268" meta:non-whitespace-character-count="245"/>
    <meta:template xlink:type="simple" xlink:actuate="onRequest" xlink:title="" xlink:href="../內部-異常-1.odt/Normal"/>
  </office:meta>
</office:document-meta>
</file>